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group id</text:p>
          </table:table-cell>
          <table:table-cell office:value-type="string">
            <text:p>group name</text:p>
          </table:table-cell>
        </table:table-row>
        <table:table-row table:style-name="ro1">
          <table:table-cell office:value-type="string">
            <text:p><text:a xlink:href="mailto:524036@N20">524036@N20</text:a></text:p>
          </table:table-cell>
          <table:table-cell office:value-type="string">
            <text:p>World100f – the quality group</text:p>
          </table:table-cell>
        </table:table-row>
        <table:table-row table:style-name="ro1">
          <table:table-cell office:value-type="string">
            <text:p>1217727@N22</text:p>
          </table:table-cell>
          <table:table-cell office:value-type="string">
            <text:p>Eclectic Aesthetic</text:p>
          </table:table-cell>
        </table:table-row>
        <table:table-row table:style-name="ro1">
          <table:table-cell office:value-type="string">
            <text:p>65983969@N00</text:p>
          </table:table-cell>
          <table:table-cell office:value-type="string">
            <text:p>The Vivid Post 1 – Award 3</text:p>
          </table:table-cell>
        </table:table-row>
        <table:table-row table:style-name="ro1">
          <table:table-cell office:value-type="string">
            <text:p>46353124@N00</text:p>
          </table:table-cell>
          <table:table-cell office:value-type="string">
            <text:p>Geometric Beauty</text:p>
          </table:table-cell>
        </table:table-row>
        <table:table-row table:style-name="ro1">
          <table:table-cell office:value-type="string">
            <text:p>78249294@N00</text:p>
          </table:table-cell>
          <table:table-cell office:value-type="string">
            <text:p>Beautiful Scenenry</text:p>
          </table:table-cell>
        </table:table-row>
        <table:table-row table:style-name="ro1">
          <table:table-cell office:value-type="string">
            <text:p><text:a xlink:href="mailto:22845890@N00">22845890@N00</text:a></text:p>
          </table:table-cell>
          <table:table-cell office:value-type="string">
            <text:p>Architectural Interiors</text:p>
          </table:table-cell>
        </table:table-row>
        <table:table-row table:style-name="ro1">
          <table:table-cell office:value-type="string">
            <text:p><text:a xlink:href="mailto:67938862@N00">67938862@N00</text:a></text:p>
          </table:table-cell>
          <table:table-cell office:value-type="string">
            <text:p>Underground and Subways</text:p>
          </table:table-cell>
        </table:table-row>
        <table:table-row table:style-name="ro1">
          <table:table-cell office:value-type="string">
            <text:p>55475894@N00</text:p>
          </table:table-cell>
          <table:table-cell office:value-type="string">
            <text:p>Vanishing Points</text:p>
          </table:table-cell>
        </table:table-row>
        <table:table-row table:style-name="ro1">
          <table:table-cell office:value-type="string">
            <text:p>1030135@N20</text:p>
          </table:table-cell>
          <table:table-cell office:value-type="string">
            <text:p>Flowers</text:p>
          </table:table-cell>
        </table:table-row>
        <table:table-row table:style-name="ro1">
          <table:table-cell office:value-type="string">
            <text:p><text:a xlink:href="mailto:564994@N20">564994@N20</text:a></text:p>
          </table:table-cell>
          <table:table-cell office:value-type="string">
            <text:p>Best Textures</text:p>
          </table:table-cell>
        </table:table-row>
        <table:table-row table:style-name="ro1">
          <table:table-cell office:value-type="string">
            <text:p>16409411@N00</text:p>
          </table:table-cell>
          <table:table-cell office:value-type="string">
            <text:p>Spectacular Animals</text:p>
          </table:table-cell>
        </table:table-row>
        <table:table-row table:style-name="ro1">
          <table:table-cell office:value-type="string">
            <text:p><text:a xlink:href="mailto:1068562@N21">1068562@N21</text:a></text:p>
          </table:table-cell>
          <table:table-cell office:value-type="string">
            <text:p>Flickr's “BEST” pictures</text:p>
          </table:table-cell>
        </table:table-row>
        <table:table-row table:style-name="ro1">
          <table:table-cell office:value-type="string">
            <text:p>1232831@N23</text:p>
          </table:table-cell>
          <table:table-cell office:value-type="string">
            <text:p>Best of Love Award</text:p>
          </table:table-cell>
        </table:table-row>
        <table:table-row table:style-name="ro1">
          <table:table-cell office:value-type="string">
            <text:p>485822@N22</text:p>
          </table:table-cell>
          <table:table-cell office:value-type="string">
            <text:p>World's Best Dazzling Shots.</text:p>
          </table:table-cell>
        </table:table-row>
        <table:table-row table:style-name="ro1">
          <table:table-cell office:value-type="string">
            <text:p>881546@N23</text:p>
          </table:table-cell>
          <table:table-cell office:value-type="string">
            <text:p>Flickr award</text:p>
          </table:table-cell>
        </table:table-row>
        <table:table-row table:style-name="ro1">
          <table:table-cell office:value-type="string">
            <text:p><text:a xlink:href="mailto:52239829790@N01">52239829790@N01</text:a></text:p>
          </table:table-cell>
          <table:table-cell office:value-type="string">
            <text:p>Sunrise, Sunset</text:p>
          </table:table-cell>
        </table:table-row>
        <table:table-row table:style-name="ro1">
          <table:table-cell office:value-type="string">
            <text:p>693603@N20</text:p>
          </table:table-cell>
          <table:table-cell office:value-type="string">
            <text:p>Flickr Pics that say WOW</text:p>
          </table:table-cell>
        </table:table-row>
        <table:table-row table:style-name="ro1">
          <table:table-cell office:value-type="string">
            <text:p>541764@N22</text:p>
          </table:table-cell>
          <table:table-cell office:value-type="string">
            <text:p>Fractals</text:p>
          </table:table-cell>
        </table:table-row>
        <table:table-row table:style-name="ro1">
          <table:table-cell office:value-type="string">
            <text:p>19016375@N00</text:p>
          </table:table-cell>
          <table:table-cell office:value-type="string">
            <text:p>Utterly Surreal</text:p>
          </table:table-cell>
        </table:table-row>
        <table:table-row table:style-name="ro1">
          <table:table-cell office:value-type="string">
            <text:p>11512103@N00</text:p>
          </table:table-cell>
          <table:table-cell office:value-type="string">
            <text:p>The 100 Club</text:p>
          </table:table-cell>
        </table:table-row>
        <table:table-row table:style-name="ro1">
          <table:table-cell office:value-type="string">
            <text:p>24333070@N00</text:p>
          </table:table-cell>
          <table:table-cell office:value-type="string">
            <text:p>A+++ Phot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individuals</text:p>
          </table:table-cell>
          <table:table-cell/>
        </table:table-row>
        <table:table-row table:style-name="ro1">
          <table:table-cell office:value-type="string">
            <text:p>http://www.flickr.com/photos/benheine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5">15/08/2010</text:date>, <text:time>11:1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13T11:07:24</meta:creation-date>
    <dc:date>2010-08-15T11:15:44</dc:date>
    <meta:editing-duration>PT47H53M10S</meta:editing-duration>
    <meta:editing-cycles>8</meta:editing-cycles>
    <meta:generator>OpenOffice.org/3.0$Linux OpenOffice.org_project/300m15$Build-9379</meta:generator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